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officeooo:paragraph-rsid="000921f8"/>
    </style:style>
    <style:style style:name="P5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paragraph-rsid="001cd33e" style:font-weight-asian="bold" style:font-weight-complex="bold"/>
    </style:style>
    <style:style style:name="P7" style:family="paragraph" style:parent-style-name="Preformatted_20_Text">
      <style:text-properties officeooo:paragraph-rsid="001f97fb"/>
    </style:style>
    <style:style style:name="P8" style:family="paragraph" style:parent-style-name="Preformatted_20_Text">
      <style:text-properties officeooo:paragraph-rsid="002008d4"/>
    </style:style>
    <style:style style:name="T1" style:family="text">
      <style:text-properties officeooo:rsid="000876ec"/>
    </style:style>
    <style:style style:name="T2" style:family="text">
      <style:text-properties officeooo:rsid="000921f8"/>
    </style:style>
    <style:style style:name="T3" style:family="text">
      <style:text-properties officeooo:rsid="0009f29b"/>
    </style:style>
    <style:style style:name="T4" style:family="text">
      <style:text-properties officeooo:rsid="000dac61"/>
    </style:style>
    <style:style style:name="T5" style:family="text">
      <style:text-properties officeooo:rsid="000e2349"/>
    </style:style>
    <style:style style:name="T6" style:family="text">
      <style:text-properties officeooo:rsid="000ef71b"/>
    </style:style>
    <style:style style:name="T7" style:family="text">
      <style:text-properties officeooo:rsid="0010dd99"/>
    </style:style>
    <style:style style:name="T8" style:family="text">
      <style:text-properties officeooo:rsid="001a9989"/>
    </style:style>
    <style:style style:name="T9" style:family="text">
      <style:text-properties officeooo:rsid="001b66d4"/>
    </style:style>
    <style:style style:name="T10" style:family="text">
      <style:text-properties officeooo:rsid="001cd3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d33e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d33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3"><text:s text:c="2"/>K-Meter</text:p>
      <text:p text:style-name="P3"><text:s text:c="2"/>=======</text:p>
      <text:p text:style-name="P2"><text:s text:c="2"/>Implementation of a K-System meter according to Bob Katz' specifications</text:p>
      <text:p text:style-name="P2"/>
      <text:p text:style-name="P2"><text:s text:c="2"/>Copyright (c) 2010-201<text:span text:style-name="T1">5</text:span> Martin Zuther (http://www.mzuther.de/)</text:p>
      <text:p text:style-name="P2"/>
      <text:p text:style-name="P2"><text:s text:c="2"/>This program is free software: you can redistribute it and/or modify</text:p>
      <text:p text:style-name="P2"><text:s text:c="2"/>it under the terms of the GNU General Public License as published by</text:p>
      <text:p text:style-name="P2"><text:s text:c="2"/>the Free Software Foundation, either version 3 of the License, or</text:p>
      <text:p text:style-name="P2"><text:s text:c="2"/>(at your option) any later version.</text:p>
      <text:p text:style-name="P2"/>
      <text:p text:style-name="P2"><text:s text:c="2"/>This program is distributed in the hope that it will be useful,</text:p>
      <text:p text:style-name="P2"><text:s text:c="2"/>but WITHOUT ANY WARRANTY; without even the implied warranty of</text:p>
      <text:p text:style-name="P2"><text:s text:c="2"/>MERCHANTABILITY or FITNESS FOR A PARTICULAR PURPOSE. <text:s/>See the</text:p>
      <text:p text:style-name="P2"><text:s text:c="2"/>GNU General Public License for more details.</text:p>
      <text:p text:style-name="P2"/>
      <text:p text:style-name="P2"><text:s text:c="2"/>You should have received a copy of the GNU General Public License</text:p>
      <text:p text:style-name="P2"><text:s text:c="2"/>along with this program. <text:s/>If not, see &lt;http://www.gnu.org/licenses/&gt;.</text:p>
      <text:p text:style-name="P2"/>
      <text:p text:style-name="P2"><text:s text:c="2"/>Thank you for using free software!</text:p>
      <text:p text:style-name="P2"/>
      <text:p text:style-name="P2">------------------------------------------------------------------------------</text:p>
      <text:p text:style-name="P2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5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4">Channel: <text:s/><text:span text:style-name="T2">RMS: </text:span>All,<text:span text:style-name="T2"> ITU-R: 1</text:span></text:p>
      <text:p text:style-name="Preformatted_20_Text">Display: <text:s/>[x] Average meter level</text:p>
      <text:p text:style-name="Preformatted_20_Text"><text:s text:c="10"/>[x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1">Metering minima</text:p>
      <text:p text:style-name="P1">===============</text:p>
      <text:p text:style-name="Preformatted_20_Text">-90.01 dB <text:s/>(see “MeterBallistics::fMeterMinimumDecibel”)</text:p>
      <text:p text:style-name="Preformatted_20_Text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6">K-20 = 20.00 dB - 90.01 dB * 99% = -69.11 dB <text:s text:c="2"/><text:span text:style-name="T10">(ITU-R: -66.8 dB)</text:span></text:p>
      <text:p text:style-name="P7">K-14 = 14.00 dB - 90.01 dB * 99% = -75.11 dB <text:span text:style-name="T13"><text:s text:c="2"/></text:span><text:span text:style-name="T14">(ITU-R: </text:span>-<text:span text:style-name="T5">72.8 dB)</text:span></text:p>
      <text:p text:style-name="P7">K-12 = 12.00 dB - 90.01 dB * 99% = -77.11 dB<text:span text:style-name="T13"> <text:s text:c="2"/></text:span><text:span text:style-name="T14">(ITU-R: </text:span>-<text:span text:style-name="T5">74.8 dB)</text:span></text:p>
      <text:p text:style-name="P7">Norm = <text:s/>0.00 dB - 90.01 dB * 99% = -89.11 dB<text:span text:style-name="T13"> <text:s text:c="2"/></text:span><text:span text:style-name="T14">(ITU-R: -</text:span><text:span text:style-name="T6">86.8 dB)</text:span></text:p>
      <text:p text:style-name="Preformatted_20_Text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6">K-20 = 20.00 dB - 90.01 dB * <text:s/>1% = <text:s/>19.10 dB <text:s text:c="2"/><text:span text:style-name="T10">(ITU-R: <text:s/>21.4 dB)</text:span></text:p>
      <text:p text:style-name="P8">K-14 = 14.00 dB - 90.01 dB * <text:s/>1% = <text:s/>13.10 dB<text:span text:style-name="T13"> <text:s text:c="2"/></text:span><text:span text:style-name="T14">(ITU-R: </text:span><text:s/><text:span text:style-name="T7">15.4 dB)</text:span></text:p>
      <text:p text:style-name="P8">K-12 = 12.00 dB - 90.01 dB * <text:s/>1% = <text:s/>11.10 dB<text:span text:style-name="T13"> <text:s text:c="2"/></text:span><text:span text:style-name="T14">(ITU-R: </text:span><text:s/><text:span text:style-name="T7">13.4 dB)</text:span></text:p>
      <text:p text:style-name="P8">Norm = <text:s/>0.00 dB - 90.01 dB * <text:s/>1% = <text:s/>-0.90 dB<text:span text:style-name="T13"> <text:s text:c="2"/></text:span><text:span text:style-name="T14">(ITU-R: </text:span><text:s text:c="2"/><text:span text:style-name="T8">1.4 dB)</text:span></text:p>
      <text:p text:style-name="Preformatted_20_Text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1">K-20 = 20.00 dB - 26.00 dB = <text:s/>-6.00 dB</text:p>
      <text:p text:style-name="Preformatted_20_Text">K-14 = 14.00 dB - 26.00 dB = -12.00 dB</text:p>
      <text:p text:style-name="Preformatted_20_Text">K-12 = 12.00 dB - 26.00 dB = -14.00 dB</text:p>
      <text:p text:style-name="Preformatted_20_Text">Norm = <text:s/>0.00 dB - 26.00 dB = -26.00 dB</text:p>
      <text:p text:style-name="Preformatted_20_Text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1">K-20 = 20.00 dB</text:p>
      <text:p text:style-name="Preformatted_20_Text">K-14 = 14.00 dB</text:p>
      <text:p text:style-name="Preformatted_20_Text">K-12 = 12.00 dB</text:p>
      <text:p text:style-name="Preformatted_20_Text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22:19:20.612784765</dc:date>
    <dc:creator>Martin Zuther</dc:creator>
    <meta:generator>LibreOffice/4.4.3.2$Linux_X86_64 LibreOffice_project/40m0$Build-2</meta:generator>
    <meta:editing-duration>PT55M17S</meta:editing-duration>
    <meta:editing-cycles>68</meta:editing-cycles>
    <meta:document-statistic meta:table-count="0" meta:image-count="0" meta:object-count="0" meta:page-count="2" meta:paragraph-count="75" meta:word-count="555" meta:character-count="3548" meta:non-whitespace-character-count="2902"/>
  </office:meta>
</office:document-meta>
</file>